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MetadataReader.getAnnotation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etadataReader.getClassReader( Resource re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impleMetadataReader.get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impleMetadataReader.SimpleMetadataReader( Resource resource , @ Nullable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MetadataReader.getClass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